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178413"/>
    </style:style>
    <style:style style:name="P2" style:family="paragraph" style:parent-style-name="Header">
      <style:paragraph-properties fo:text-align="center" style:justify-single-word="false"/>
      <style:text-properties style:font-name="Liberation Serif" fo:font-size="12pt" officeooo:paragraph-rsid="00178413" style:font-size-asian="12pt" style:font-size-complex="12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78413" style:font-size-asian="12pt" style:font-size-complex="12pt"/>
    </style:style>
    <style:style style:name="P5" style:family="paragraph" style:parent-style-name="Standard">
      <style:text-properties style:font-name="Liberation Serif" fo:font-size="12pt" officeooo:paragraph-rsid="001a92dc" style:font-size-asian="12pt" style:font-size-complex="12pt"/>
    </style:style>
    <style:style style:name="P6" style:family="paragraph" style:parent-style-name="Standard">
      <style:text-properties style:font-name="Liberation Serif" fo:font-size="12pt" officeooo:paragraph-rsid="001a1c9e" style:font-size-asian="12pt" style:font-size-complex="12pt"/>
    </style:style>
    <style:style style:name="P7" style:family="paragraph" style:parent-style-name="Standard" style:list-style-name="L1">
      <style:text-properties style:font-name="Liberation Serif" fo:font-size="12pt" style:font-size-asian="12pt" style:font-size-complex="12pt"/>
    </style:style>
    <style:style style:name="P8" style:family="paragraph" style:parent-style-name="Standard" style:list-style-name="L1">
      <style:text-properties style:font-name="Liberation Serif" fo:font-size="12pt" officeooo:paragraph-rsid="001a92dc" style:font-size-asian="12pt" style:font-size-complex="12pt"/>
    </style:style>
    <style:style style:name="P9" style:family="paragraph" style:parent-style-name="Standard" style:list-style-name="L1">
      <style:text-properties style:font-name="Liberation Serif" fo:font-size="12pt" officeooo:paragraph-rsid="00178413" style:font-size-asian="12pt" style:font-size-complex="12pt"/>
    </style:style>
    <style:style style:name="P10" style:family="paragraph" style:parent-style-name="Standard" style:list-style-name="L2">
      <style:text-properties style:font-name="Liberation Serif" fo:font-size="12pt" officeooo:paragraph-rsid="001a1c9e" style:font-size-asian="12pt" style:font-size-complex="12pt"/>
    </style:style>
    <style:style style:name="P11" style:family="paragraph" style:parent-style-name="Standard" style:list-style-name="L3">
      <style:text-properties style:font-name="Liberation Serif" fo:font-size="12pt" officeooo:paragraph-rsid="001a1c9e" style:font-size-asian="12pt" style:font-size-complex="12pt"/>
    </style:style>
    <style:style style:name="P12" style:family="paragraph" style:parent-style-name="Standard" style:list-style-name="L4">
      <style:text-properties style:font-name="Liberation Serif" fo:font-size="12pt" officeooo:paragraph-rsid="001a1c9e" style:font-size-asian="12pt" style:font-size-complex="12pt"/>
    </style:style>
    <style:style style:name="P13" style:family="paragraph" style:parent-style-name="Standard" style:list-style-name="L5">
      <style:text-properties style:font-name="Liberation Serif" fo:font-size="12pt" style:font-size-asian="12pt" style:font-size-complex="12pt"/>
    </style:style>
    <style:style style:name="P14" style:family="paragraph" style:parent-style-name="Standard">
      <style:text-properties style:font-name="Liberation Serif" fo:font-size="12pt" officeooo:rsid="001a92dc" officeooo:paragraph-rsid="001a92dc" style:font-size-asian="12pt" style:font-size-complex="12pt"/>
    </style:style>
    <style:style style:name="P15" style:family="paragraph" style:parent-style-name="Standard" style:list-style-name="L1">
      <style:text-properties style:font-name="Liberation Serif" fo:font-size="12pt" officeooo:rsid="001a92dc" officeooo:paragraph-rsid="001a92dc" style:font-size-asian="12pt" style:font-size-complex="12pt"/>
    </style:style>
    <style:style style:name="P16" style:family="paragraph" style:parent-style-name="Standard" style:list-style-name="L1">
      <style:text-properties style:font-name="Liberation Serif" fo:font-size="12pt" officeooo:rsid="001e8f1a" officeooo:paragraph-rsid="001e8f1a" style:font-size-asian="12pt" style:font-size-complex="12pt"/>
    </style:style>
    <style:style style:name="P17" style:family="paragraph" style:parent-style-name="Standard" style:list-style-name="L6">
      <style:text-properties style:font-name="Liberation Serif" fo:font-size="12pt" officeooo:rsid="001f3cc4" officeooo:paragraph-rsid="001f3cc4" style:font-size-asian="12pt" style:font-size-complex="12pt"/>
    </style:style>
    <style:style style:name="P18" style:family="paragraph" style:parent-style-name="Standard" style:list-style-name="L1">
      <style:text-properties style:font-name="Liberation Serif" fo:font-size="12pt" officeooo:rsid="0021709d" officeooo:paragraph-rsid="0021709d" style:font-size-asian="12pt" style:font-size-complex="12pt"/>
    </style:style>
    <style:style style:name="P19" style:family="paragraph" style:parent-style-name="Standard" style:list-style-name="L3">
      <style:text-properties officeooo:paragraph-rsid="001a1c9e"/>
    </style:style>
    <style:style style:name="P20" style:family="paragraph" style:parent-style-name="Standard" style:list-style-name="L4">
      <style:text-properties officeooo:paragraph-rsid="001a1c9e"/>
    </style:style>
    <style:style style:name="P21" style:family="paragraph" style:parent-style-name="Text_20_body" style:list-style-name="L4">
      <style:text-properties style:font-name="Liberation Serif" fo:font-size="12pt" officeooo:paragraph-rsid="001a1c9e" style:font-size-asian="12pt" style:font-size-complex="12pt"/>
    </style:style>
    <style:style style:name="T1" style:family="text">
      <style:text-properties officeooo:rsid="00178413"/>
    </style:style>
    <style:style style:name="T2" style:family="text">
      <style:text-properties style:font-name="Liberation Serif" fo:font-size="12pt" officeooo:rsid="00178413" style:font-size-asian="12pt" style:font-size-complex="12pt"/>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officeooo:rsid="001a1c9e"/>
    </style:style>
    <style:style style:name="T5" style:family="text">
      <style:text-properties fo:font-weight="normal" style:font-weight-asian="normal" style:font-weight-complex="normal"/>
    </style:style>
    <style:style style:name="T6" style:family="text">
      <style:text-properties fo:font-weight="normal" officeooo:rsid="001a1c9e" style:font-weight-asian="normal" style:font-weight-complex="normal"/>
    </style:style>
    <style:style style:name="T7" style:family="text">
      <style:text-properties officeooo:rsid="001a92dc"/>
    </style:style>
    <style:style style:name="T8" style:family="text">
      <style:text-properties officeooo:rsid="001c04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TIVIDADES DE REPASO TEMA 1</text:p>
      <text:p text:style-name="P2"/>
      <text:list xml:id="list2845355424" text:style-name="L1">
        <text:list-item>
          <text:p text:style-name="P7">¿Por qué no podemos identificar propietario con empresario?</text:p>
        </text:list-item>
      </text:list>
      <text:p text:style-name="P3"><text:tab/><text:span text:style-name="T4">Porque el emprendedor proporciona un valor añadido a la empresa además de ser el <text:tab/>propietario.</text:span></text:p>
      <text:list xml:id="list94542710910901" text:continue-numbering="true" text:style-name="L1">
        <text:list-header>
          <text:p text:style-name="P7"/>
        </text:list-header>
        <text:list-item>
          <text:p text:style-name="P7">Enumera las posibles ventajas e inconvenientes del autoempleo comparado con el trabajo por cuenta ajena.</text:p>
        </text:list-item>
      </text:list>
      <text:p text:style-name="P6"/>
      <text:list xml:id="list1164373512" text:style-name="L2">
        <text:list-header>
          <text:p text:style-name="P10"><text:span text:style-name="Strong_20_Emphasis"><text:span text:style-name="T6">Ventajas:</text:span></text:span></text:p>
        </text:list-header>
      </text:list>
      <text:list xml:id="list3109626663" text:style-name="L3">
        <text:list-item>
          <text:p text:style-name="P19"><text:span text:style-name="Strong_20_Emphasis"><text:span text:style-name="T3">La libertad de “ser tu propio jefe”</text:span></text:span></text:p>
        </text:list-item>
        <text:list-item>
          <text:p text:style-name="P11"><text:span text:style-name="Strong_20_Emphasis"><text:span text:style-name="T5">La satisfacción del trabajo bien hecho</text:span></text:span></text:p>
        </text:list-item>
        <text:list-item>
          <text:p text:style-name="P11"><text:span text:style-name="Strong_20_Emphasis"><text:span text:style-name="T5">El uso total de la imaginación y la creatividad</text:span></text:span></text:p>
        </text:list-item>
      </text:list>
      <text:list xml:id="list94542635245039" text:continue-list="list1164373512" text:style-name="L2">
        <text:list-header>
          <text:p text:style-name="P10"><text:span text:style-name="Strong_20_Emphasis"><text:span text:style-name="T5"/></text:span></text:p>
          <text:p text:style-name="P10"><text:span text:style-name="Strong_20_Emphasis"><text:span text:style-name="T6">Desventajas:</text:span></text:span></text:p>
        </text:list-header>
      </text:list>
      <text:list xml:id="list3350759260" text:style-name="L4">
        <text:list-item>
          <text:p text:style-name="P20"><text:span text:style-name="Strong_20_Emphasis"><text:span text:style-name="T3">Cuando no se sepa habrá que aprender</text:span></text:span></text:p>
        </text:list-item>
        <text:list-item>
          <text:p text:style-name="P12"><text:span text:style-name="Strong_20_Emphasis"><text:span text:style-name="T5">Afrontar la responsabilidad</text:span></text:span></text:p>
        </text:list-item>
        <text:list-item>
          <text:p text:style-name="P21"><text:span text:style-name="Strong_20_Emphasis"><text:span text:style-name="T5">Capacidad de organización y disciplina</text:span></text:span></text:p>
        </text:list-item>
      </text:list>
      <text:list xml:id="list94542237230824" text:continue-list="list94542710910901" text:style-name="L1">
        <text:list-header>
          <text:p text:style-name="P7"/>
        </text:list-header>
        <text:list-item>
          <text:p text:style-name="P7">Alejandro quiere montar su propio negocio porque lo que realmente desea es ser su propio jefe, no tener que depender de nadie, ponerse su propio horario, fijar su nivel de ingresos, tomar vacaciones cuando quiera, etc. ¿Crees que las consideraciones que Alejandro ha hecho sobre la actividad empresarial son propias de un emprendedor? ¿Cuáles de ellas consideras acertadas y cuáles erróneas?</text:p>
          <text:list>
            <text:list-header>
              <text:p text:style-name="P16">Erroneas:<text:tab/> -Fijar nivel de ingresos</text:p>
              <text:list>
                <text:list-item>
                  <text:list>
                    <text:list-item>
                      <text:list>
                        <text:list-item>
                          <text:list>
                            <text:list-header>
                              <text:p text:style-name="P16">-Tomar vacaciones cuando quiera</text:p>
                            </text:list-header>
                          </text:list>
                        </text:list-item>
                      </text:list>
                    </text:list-item>
                  </text:list>
                </text:list-item>
              </text:list>
            </text:list-header>
          </text:list>
        </text:list-item>
      </text:list>
      <text:p text:style-name="P3"/>
      <text:list xml:id="list94543434662120" text:continue-numbering="true" text:style-name="L1">
        <text:list-header>
          <text:p text:style-name="P7"/>
        </text:list-header>
        <text:list-item>
          <text:p text:style-name="P7">Explica qué consecuencias tiene para la sociedad el fomento del trabajo por cuenta propia y la creación de empresas.</text:p>
        </text:list-item>
      </text:list>
      <text:list xml:id="list979956771" text:style-name="L5">
        <text:list-item>
          <text:p text:style-name="P13">La generación e incremento de tejido empresarial.</text:p>
        </text:list-item>
        <text:list-item>
          <text:p text:style-name="P13">La creación de nuevos puestos de trabajo.</text:p>
        </text:list-item>
        <text:list-item>
          <text:p text:style-name="P13">El desarrollo social.</text:p>
          <text:p text:style-name="P13"/>
        </text:list-item>
      </text:list>
      <text:list xml:id="list94543781969965" text:continue-list="list94543434662120" text:style-name="L1">
        <text:list-header>
          <text:p text:style-name="P7"/>
        </text:list-header>
        <text:list-item>
          <text:p text:style-name="P7">¿Por qué crees que la creación de empresas genera bienestar social?</text:p>
        </text:list-item>
      </text:list>
      <text:list xml:id="list2338027144" text:style-name="L6">
        <text:list-item>
          <text:p text:style-name="P17">Baja la tasa de paro</text:p>
        </text:list-item>
        <text:list-item>
          <text:p text:style-name="P17">Ayuda al crecimiento económico entre un país</text:p>
        </text:list-item>
      </text:list>
      <text:p text:style-name="P3"/>
      <text:p text:style-name="P3"/>
      <text:list xml:id="list94542281500792" text:continue-list="list94543781969965" text:style-name="L1">
        <text:list-item>
          <text:p text:style-name="P7">¿Crees que la capacidad de emprender es innata o piensas que puede aprenderse? Justifica la respuesta.</text:p>
        </text:list-item>
      </text:list>
      <text:p text:style-name="P5"><text:tab/><text:span text:style-name="T7">Puede aprenderse, ya que la creatividad, las habilidades sociales, la responsabilidad, etc.</text:span></text:p>
      <text:p text:style-name="P14"><text:tab/>Todas estas habilidades pueden desarrollarse.</text:p>
      <text:p text:style-name="P3"/>
      <text:list xml:id="list94543235374720" text:continue-numbering="true" text:style-name="L1">
        <text:list-item>
          <text:p text:style-name="P7">¿En qué aspectos se diferencian el emprendedor del intraemprendedor?</text:p>
        </text:list-item>
      </text:list>
      <text:p text:style-name="P3"><text:tab/><text:span text:style-name="T7">El intraemprendedor trabaja para una empresa con todas las caracteristicas de un <text:tab/>emprendedor y el emprendedor crea su propia empresa. El intraemprendedor es un <text:tab/>trabajador, no asume riesgos y todos sus desarrollos son para la empresa en la que trabaja.</text:span></text:p>
      <text:list xml:id="list94542998738048" text:continue-numbering="true" text:style-name="L1">
        <text:list-header>
          <text:p text:style-name="P7"><text:soft-page-break/></text:p>
        </text:list-header>
        <text:list-item>
          <text:p text:style-name="P8">¿En qué se diferencian la creatividad y la innovación?</text:p>
          <text:p text:style-name="P8"><text:span text:style-name="T7">La creatividad es la c</text:span>apacidad o facilidad para inventar o crear <text:span text:style-name="T7">mientras que la i</text:span>nnovación es un cambio que introduce novedades, y que se refiere a modificar elementos ya existentes con el fin de mejorarlos</text:p>
          <text:p text:style-name="P7"/>
        </text:list-item>
        <text:list-item>
          <text:p text:style-name="P7">¿Crees que la innovación es una característica exclusiva de los empresarios o puede haber trabajadores con este tipo de iniciativas?</text:p>
          <text:p text:style-name="P15">Los intraemprendedores tienen este tipo de iniciativas y son trabajadores.</text:p>
          <text:p text:style-name="P7"/>
        </text:list-item>
        <text:list-item>
          <text:p text:style-name="P9">¿Qué tipo de innovación se da en los siguientes casos?</text:p>
          <text:list>
            <text:list-item>
              <text:p text:style-name="P9">Donuts comienza a presentar sus productos en envases individuales que los mantienen frescos por más tiempo. →<text:span text:style-name="T8"> Innovación de marketing</text:span></text:p>
            </text:list-item>
          </text:list>
        </text:list-item>
      </text:list>
      <text:p text:style-name="P4"/>
      <text:list xml:id="list94543777725007" text:continue-numbering="true" text:style-name="L1">
        <text:list-item>
          <text:list>
            <text:list-item>
              <text:p text:style-name="P9">Coca - Cola, tras 22 años en el mercado, lanzó Coca - Cola Zero bajo el eslogan “Zero calorías, Zero azúcar”. →<text:span text:style-name="T8"> Innovación de producto/marketing</text:span></text:p>
            </text:list-item>
          </text:list>
          <text:p text:style-name="P7"/>
        </text:list-item>
        <text:list-item>
          <text:p text:style-name="P7">Pon un ejemplo de innovación de producto, un ejemplo de innovación de proceso, un ejemplo de innovación en marketing y otro de innovación en la organización empresarial en empresas relacionadas con tu idea de negocio o sector.</text:p>
          <text:list>
            <text:list-header>
              <text:p text:style-name="P7"/>
            </text:list-header>
          </text:list>
        </text:list-item>
      </text:list>
      <text:p text:style-name="P3"><text:tab/></text:p>
      <text:p text:style-name="P3"/>
      <text:list xml:id="list94543832666249" text:continue-numbering="true" text:style-name="L1">
        <text:list-item>
          <text:p text:style-name="P7">En estos últimos meses, en tu comarca ha habido un cambio en el sistema de recogida de basuras. Se han sustituido los contenedores tradicionales por otros de recogida selectiva de residuos. ¿Qué tipo de innovación se ha aplicado? Razona la respuesta.</text:p>
          <text:list>
            <text:list-header>
              <text:p text:style-name="P18">Innovación de proceso</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78413"/>
    </style:style>
    <style:style style:name="MT1" style:family="text">
      <style:text-properties officeooo:rsid="00178413"/>
    </style:style>
    <style:style style:name="MT2" style:family="text">
      <style:text-properties style:font-name="Liberation Serif" fo:font-size="12pt" officeooo:rsid="00178413"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Franco Larrea<text:tab/></text:span><text:span text:style-name="MT2">EIE<text:tab/>2ºSMR-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16-19 </meta:initial-creator>
    <meta:creation-date>2019-09-23T09:17:51.359959947</meta:creation-date>
    <dc:date>2019-09-25T09:45:41.810465841</dc:date>
    <dc:creator>I116-19 </dc:creator>
    <meta:editing-duration>PT48M45S</meta:editing-duration>
    <meta:editing-cycles>7</meta:editing-cycles>
    <meta:generator>LibreOffice/6.0.2.1.0$Linux_X86_64 LibreOffice_project/00m0$Build-1</meta:generator>
    <meta:document-statistic meta:table-count="0" meta:image-count="0" meta:object-count="0" meta:page-count="2" meta:paragraph-count="41" meta:word-count="536" meta:character-count="3278" meta:non-whitespace-character-count="2800"/>
  </office:meta>
</office:document-meta>
</file>